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note">
      <style:text-properties officeooo:rsid="00078edb" officeooo:paragraph-rsid="00078edb"/>
    </style:style>
    <style:style style:name="P2" style:family="paragraph" style:parent-style-name="Standard">
      <style:text-properties officeooo:rsid="00078edb" officeooo:paragraph-rsid="00078edb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small-caps"/>
    </style:style>
    <style:style style:name="T2" style:family="text">
      <style:text-properties fo:font-variant="small-caps" officeooo:rsid="0009069f"/>
    </style:style>
    <style:style style:name="T3" style:family="text">
      <style:text-properties fo:font-variant="small-caps" fo:font-weight="bold" style:font-weight-asian="bold" style:font-weight-complex="bold"/>
    </style:style>
    <style:style style:name="T4" style:family="text">
      <style:text-properties fo:font-variant="small-caps" fo:font-weight="bold" officeooo:rsid="0009069f" style:font-weight-asian="bold" style:font-weight-complex="bold"/>
    </style:style>
    <style:style style:name="T5" style:family="text">
      <style:text-properties fo:font-variant="small-cap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variant="small-caps" fo:font-style="italic" fo:font-weight="bold" officeooo:rsid="0009069f" style:font-style-asian="italic" style:font-weight-asian="bold" style:font-style-complex="italic" style:font-weight-complex="bold"/>
    </style:style>
    <style:style style:name="T7" style:family="text">
      <style:text-properties fo:font-variant="small-caps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variant="small-caps" fo:font-style="normal" fo:font-weight="bold" officeooo:rsid="0009069f" style:font-style-asian="normal" style:font-weight-asian="bold" style:font-style-complex="normal" style:font-weight-complex="bold"/>
    </style:style>
    <style:style style:name="T9" style:family="text">
      <style:text-properties fo:font-variant="small-caps" fo:color="#c9211e" loext:opacity="100%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variant="small-caps" fo:color="#c9211e" loext:opacity="100%" fo:font-style="normal" fo:font-weight="bold" officeooo:rsid="0009069f" style:font-style-asian="normal" style:font-weight-asian="bold" style:font-style-complex="norm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c9211e" loext:opacity="100%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ment in footnotes<text:note text:id="ftn1" text:note-class="footnote"><text:note-citation>1</text:note-citation><text:note-body><text:p text:style-name="P1"><office:annotation office:name="__Annotation__89089_2592155295" loext:resolved="false"><dc:creator>Unknown Author</dc:creator><dc:date>2020-09-04T22:19:38.749236317</dc:date><text:p text:style-name="P3"><text:span text:style-name="T15">Hopefully this document proves that!</text:span></text:p></office:annotation><text:span text:style-name="T14">A</text:span><text:span text:style-name="T9">pparen</text:span><text:span text:style-name="T10">t</text:span><text:span text:style-name="T14">ly</text:span><office:annotation-end office:name="__Annotation__89089_2592155295"/> not handled well in DOCX export...</text:p></text:note-body></text:note>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22:18:31.442815312</meta:creation-date>
    <dc:date>2020-09-05T09:19:23.597478403</dc:date>
    <meta:editing-duration>PT3M1S</meta:editing-duration>
    <meta:editing-cycles>2</meta:editing-cycles>
    <meta:generator>LibreOfficeDev/7.1.0.0.alpha0$Linux_X86_64 LibreOffice_project/d2140a6320cd1cf4dea29b174cdb3bcb5261056b</meta:generator>
    <meta:document-statistic meta:table-count="0" meta:image-count="0" meta:object-count="0" meta:page-count="1" meta:paragraph-count="2" meta:word-count="10" meta:character-count="67" meta:non-whitespace-character-count="59"/>
  </office:meta>
</office:document-meta>
</file>